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AD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D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ASD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SD</text:p>
          </table:table-cell>
          <table:table-cell office:value-type="string" calcext:value-type="string">
            <text:p>SAD</text:p>
          </table:table-cell>
          <table:table-cell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AD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ASF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A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1:44:59.754263479</meta:creation-date>
    <dc:date>2025-07-24T11:45:34.362671309</dc:date>
    <meta:editing-duration>PT35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